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0B0000000BD7CFD937F39C94D2.png" manifest:media-type="image/png"/>
  <manifest:file-entry manifest:full-path="Pictures/100002010000000B0000000B3122107DD506711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3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4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2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13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14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15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081d0"/>
    </style:style>
    <style:style style:name="P16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7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8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19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0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1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2" style:family="paragraph" style:parent-style-name="Default">
      <style:paragraph-properties fo:text-align="justify" style:justify-single-word="false"/>
      <style:text-properties fo:color="#ff0000" style:font-name="Consolas" fo:font-size="10pt" style:font-size-asian="10pt" style:font-size-complex="10pt" style:font-style-complex="italic"/>
    </style:style>
    <style:style style:name="P23" style:family="paragraph" style:parent-style-name="Standard">
      <style:paragraph-properties fo:margin-left="2.498cm" fo:margin-right="0cm" fo:text-indent="0cm" style:auto-text-indent="false"/>
      <style:text-properties fo:color="#ff0000" officeooo:paragraph-rsid="0024bae2"/>
    </style:style>
    <style:style style:name="P24" style:family="paragraph" style:parent-style-name="List_20_Paragraph" style:list-style-name="WWNum2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25" style:family="paragraph" style:parent-style-name="List_20_Paragraph" style:list-style-name="WWNum4">
      <style:text-properties style:font-name="Consolas" fo:font-size="10pt" style:font-size-asian="10pt" style:font-name-complex="Arial1" style:font-size-complex="10pt"/>
    </style:style>
    <style:style style:name="P26" style:family="paragraph" style:parent-style-name="List_20_Paragraph" style:list-style-name="WWNum4">
      <style:text-properties fo:color="#00ff00" style:font-name="Consolas" fo:font-size="10pt" style:font-size-asian="10pt" style:font-name-complex="Arial1" style:font-size-complex="10pt"/>
    </style:style>
    <style:style style:name="P27" style:family="paragraph" style:parent-style-name="List_20_Paragraph" style:list-style-name="WWNum4">
      <style:text-properties fo:color="#00ff00"/>
    </style:style>
    <style:style style:name="P28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P29" style:family="paragraph" style:parent-style-name="List_20_Paragraph" style:list-style-name="WWNum2">
      <style:paragraph-properties fo:break-before="page"/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0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23826e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-complex="Arial1" style:font-size-complex="12pt"/>
    </style:style>
    <style:style style:name="T2" style:family="text">
      <style:text-properties style:font-name="Consolas" fo:font-size="10pt" style:font-size-asian="10pt" style:font-name-complex="Arial1" style:font-size-complex="10pt"/>
    </style:style>
    <style:style style:name="T3" style:family="text">
      <style:text-properties style:font-name="Consolas" fo:font-size="10pt" officeooo:rsid="0016c764" style:font-size-asian="10pt" style:font-name-complex="Arial1" style:font-size-complex="10pt"/>
    </style:style>
    <style:style style:name="T4" style:family="text">
      <style:text-properties style:font-name="Consolas" fo:font-size="10pt" officeooo:rsid="00188118" style:font-size-asian="10pt" style:font-name-complex="Arial1" style:font-size-complex="10pt"/>
    </style:style>
    <style:style style:name="T5" style:family="text">
      <style:text-properties style:font-name="Consolas" fo:font-size="10pt" officeooo:rsid="001a5840" style:font-size-asian="10pt" style:font-name-complex="Arial1" style:font-size-complex="10pt"/>
    </style:style>
    <style:style style:name="T6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7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9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0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T11" style:family="text">
      <style:text-properties fo:color="#5300a8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12" style:family="text">
      <style:text-properties fo:color="#00ff00" style:font-name="Consolas" fo:font-size="10pt" style:font-size-asian="10pt" style:font-name-complex="Arial1" style:font-size-complex="10pt"/>
    </style:style>
    <style:style style:name="T13" style:family="text">
      <style:text-properties fo:color="#00ff00" style:font-name="Consolas" fo:font-size="10pt" officeooo:rsid="00188118" style:font-size-asian="10pt" style:font-name-complex="Arial1" style:font-size-complex="10pt"/>
    </style:style>
    <style:style style:name="T14" style:family="text">
      <style:text-properties fo:color="#00ff00" style:font-name="Consolas" fo:font-size="10pt" officeooo:rsid="001a5840" style:font-size-asian="10pt" style:font-name-complex="Arial1" style:font-size-complex="10pt"/>
    </style:style>
    <style:style style:name="T15" style:family="text">
      <style:text-properties fo:color="#00ff00" style:font-name="Consolas" fo:font-size="10pt" officeooo:rsid="0016c764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7863037" text:style-name="WWNum1">
        <text:list-item>
          <text:p text:style-name="P28"><draw:custom-shape text:anchor-type="paragraph" draw:z-index="0" draw:name="Connecteur droit avec flèche 17" draw:style-name="gr1" draw:text-style-name="P31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Bio-Relai</text:p>
        </text:list-item>
      </text:list>
      <text:p text:style-name="P5"/>
      <text:list xml:id="list2411281428" text:style-name="WWNum2">
        <text:list-item>
          <text:p text:style-name="P24"><draw:custom-shape text:anchor-type="paragraph" draw:z-index="1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Présentation.</text:p>
        </text:list-item>
      </text:list>
      <text:p text:style-name="P5"/>
      <text:p text:style-name="P21">Bio-Relai est une entreprise sociale et collaborative qui a pour objectif la vente en circuit court de produits issus de l’agriculture biologique.</text:p>
      <text:p text:style-name="P21"/>
      <text:p text:style-name="P21">Bio-Relai s'engage à mettre en relation ses adhérents avec des producteurs locaux qu'il a sélectionnés et à faciliter la vente de produits issus de l'agriculture biologique de proximité.</text:p>
      <text:p text:style-name="P19"/>
      <text:p text:style-name="P22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p>
      <text:p text:style-name="P19"/>
      <text:p text:style-name="P19">Le producteur doit alors, s’il souhaite confirmer son adhésion, retourner le contrat signé.</text:p>
      <text:p text:style-name="P18"/>
      <text:p text:style-name="P22">La direction de Bio-Relai souhaite créer une application afin de permettre aux producteurs membres de proposer leurs produits à la vente et de permettre aux adhérents d'effectuer leurs commandes en ligne.</text:p>
      <text:p text:style-name="P19"/>
      <text:p text:style-name="P22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p>
      <text:p text:style-name="P20"/>
      <text:p text:style-name="P21">Les clients pourront passer leurs commandes via le site marchand de l’entreprise entre le jeudi <text:line-break/>24 h et le mardi de la semaine suivante 24h.</text:p>
      <text:p text:style-name="P18"/>
      <text:p text:style-name="P22">Les producteurs peuvent consulter leurs commandes sur le site afin de préparer leurs livraisons.</text:p>
      <text:p text:style-name="P19"/>
      <text:p text:style-name="P19">Les producteurs doivent se rendre au point rencontre le jeudi entre 16 h et 20 h afin de distribuer les produits à vendre.</text:p>
      <text:p text:style-name="P19"/>
      <text:p text:style-name="P19">Les clients peuvent venir au point rencontre le jeudi entre 18h et 20 h afin de récupérer auprès des producteurs, les produits achetés.</text:p>
      <text:p text:style-name="P19"/>
      <text:p text:style-name="P19">Un des membres de la direction de Bio-Relai les invite ensuite à signer le bon de commande afin de confirmer la livraison.</text:p>
      <text:p text:style-name="P19"/>
      <text:p text:style-name="P21">Les personnes non adhérentes pourront consulter la liste des produits en vente ainsi que la liste des producteurs mais ne pourront pas passer de commandes.</text:p>
      <text:p text:style-name="P19"/>
      <text:p text:style-name="P19">Remarque : la gestion du règlement des commandes ne doit pas être traité.</text:p>
      <text:p text:style-name="P5"/>
      <text:list xml:id="list140011515802778" text:continue-numbering="true" text:style-name="WWNum2">
        <text:list-item>
          <text:p text:style-name="P24"><draw:custom-shape text:anchor-type="paragraph" draw:z-index="2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Mission.</text:p>
        </text:list-item>
      </text:list>
      <text:p text:style-name="P6"/>
      <text:list xml:id="list3099077038" text:style-name="WWNum4">
        <text:list-item>
          <text:p text:style-name="P25">Créer l'application en groupes de 3 étudiants.</text:p>
        </text:list-item>
      </text:list>
      <text:p text:style-name="P2"/>
      <text:list xml:id="list140011674464973" text:continue-list="list140011515802778" text:style-name="WWNum2">
        <text:list-item>
          <text:p text:style-name="P24"><draw:custom-shape text:anchor-type="paragraph" draw:z-index="3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Contraintes.</text:p>
        </text:list-item>
      </text:list>
      <text:p text:style-name="P2"/>
      <text:list xml:id="list140012168944707" text:continue-list="list3099077038" text:style-name="WWNum4">
        <text:list-item>
          <text:p text:style-name="P26">Langage PHP Objet.</text:p>
        </text:list-item>
        <text:list-item>
          <text:p text:style-name="P26">Respecter le modèle MVC.</text:p>
        </text:list-item>
        <text:list-item>
          <text:p text:style-name="P26">Utiliser une base de données MySql.</text:p>
        </text:list-item>
        <text:list-item>
          <text:p text:style-name="P27"><text:span text:style-name="T2">Utiliser git et gitLab pour la gestion des versions </text:span><text:span text:style-name="T3">(GITHUB)</text:span></text:p>
        </text:list-item>
      </text:list>
      <text:p text:style-name="P7"/>
      <text:p text:style-name="P3"><text:bookmark text:name="_GoBack"/></text:p>
      <text:list xml:id="list140012433868557" text:continue-list="list140011674464973" text:style-name="WWNum2">
        <text:list-item>
          <text:p text:style-name="P29"><draw:custom-shape text:anchor-type="paragraph" draw:z-index="4" draw:name="Connecteur droit avec flèche 17" draw:style-name="gr1" draw:text-style-name="P31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User Stories.</text:p>
        </text:list-item>
      </text:list>
      <text:p text:style-name="P2"/>
      <text:list xml:id="list140011264997344" text:continue-list="list140012168944707" text:style-name="WWNum4">
        <text:list-item>
          <text:p text:style-name="P25">En tant que client je souhaite pouvoir : </text:p>
        </text:list-item>
      </text:list>
      <text:p text:style-name="P17"/>
      <text:p text:style-name="P10"><text:span text:style-name="T2">Créer un nouveau compte. </text:span><text:span text:style-name="T8">-</text:span><text:span text:style-name="T9">Jeremy</text:span></text:p>
      <text:p text:style-name="P10"><text:span text:style-name="T2">Modifier mon compte.</text:span><text:span text:style-name="T8">-</text:span><text:span text:style-name="T9">Jeremy</text:span></text:p>
      <text:p text:style-name="P10"><text:span text:style-name="T2">Supprimer mon compte.</text:span><text:span text:style-name="T8">-</text:span><text:span text:style-name="T9">Jeremy</text:span></text:p>
      <text:p text:style-name="P10"><text:span text:style-name="T2">Créer une nouvelle commande. </text:span><text:span text:style-name="T10">-Romain</text:span></text:p>
      <text:p text:style-name="P11"><text:span text:style-name="T12">Modifier ma commande. </text:span><text:span text:style-name="T10">-Romain</text:span></text:p>
      <text:p text:style-name="P9"><text:span text:style-name="T2">Valider ma commande. </text:span><text:span text:style-name="T10">-Romain</text:span></text:p>
      <text:p text:style-name="P11"><text:span text:style-name="T12">Supprimer ma commande. </text:span><text:span text:style-name="T10">-Romain</text:span></text:p>
      <text:p text:style-name="P15"><text:span text:style-name="T15">Consulter mes commandes en cours (déjà validées).</text:span><text:span text:style-name="T13">(etat commande = V et EC)</text:span><text:span text:style-name="T10"> </text:span><text:span text:style-name="T11">-Romain</text:span></text:p>
      <text:p text:style-name="P23"><text:span text:style-name="T12">Consulter mes anciennes commandes </text:span><text:span text:style-name="T13">(etat commande </text:span><text:span text:style-name="T14">= D )</text:span><text:span text:style-name="T2"> </text:span><text:span text:style-name="T11">-Romain</text:span></text:p>
      <text:p text:style-name="P17"/>
      <text:p text:style-name="P17"/>
      <text:list xml:id="list140012732367805" text:continue-numbering="true" text:style-name="WWNum4">
        <text:list-item>
          <text:p text:style-name="P25">En tant que producteur je souhaite pouvoir :</text:p>
        </text:list-item>
      </text:list>
      <text:p text:style-name="P16"/>
      <text:p text:style-name="P12"><text:span text:style-name="T2">Modifier mon compte (mot de passe, coordonnées, présentation) </text:span><text:span text:style-name="T8">-</text:span><text:span text:style-name="T9">Jeremy</text:span></text:p>
      <text:p text:style-name="P14"><text:span text:style-name="T2">Saisir les produits que je veux proposer pour la prochaine vente. </text:span><text:span text:style-name="T10">-Romain</text:span></text:p>
      <text:p text:style-name="P14"><text:span text:style-name="T2">Modifier les produits que je veux proposer pour la prochaine vente. </text:span><text:span text:style-name="T10">-Romain</text:span></text:p>
      <text:p text:style-name="P30"><text:span text:style-name="T2">Consulter mes commandes en cours (déjà validées).</text:span><text:span text:style-name="T4">(etat commande = V)</text:span><text:span text:style-name="T2"> </text:span><text:span text:style-name="T8">-</text:span><text:span text:style-name="T9">Jeremy</text:span></text:p>
      <text:p text:style-name="P14"><text:span text:style-name="T2">Consulter mes anciennes commandes.</text:span><text:span text:style-name="T4">(etat commande </text:span><text:span text:style-name="T5">= D ) </text:span><text:span text:style-name="T8">-</text:span><text:span text:style-name="T9">Jeremy</text:span></text:p>
      <text:p text:style-name="P8"/>
      <text:p text:style-name="P8"/>
      <text:list xml:id="list140012811423345" text:continue-numbering="true" text:style-name="WWNum4">
        <text:list-item>
          <text:p text:style-name="P25">En tant que responsable de la bioRelai je souhaite pouvoir :</text:p>
        </text:list-item>
      </text:list>
      <text:p text:style-name="P8"/>
      <text:p text:style-name="P12"><text:span text:style-name="T2">Modifier mon compte (mot de passe, coordonnées, présentation). </text:span><text:span text:style-name="T8">-</text:span><text:span text:style-name="T9">Jeremy</text:span></text:p>
      <text:p text:style-name="P13"><text:span text:style-name="T2">Enregistrer un nouveau producteur. </text:span><text:span text:style-name="T6">-Samuel</text:span></text:p>
      <text:p text:style-name="P13"><text:span text:style-name="T2">Créer une nouvelle vente. </text:span><text:span text:style-name="T7">-Samuel</text:span></text:p>
      <text:p text:style-name="P13"><text:span text:style-name="T2">Ouvrir/fermer l'autorisation de saisie des producteurs pour une nouvelle vente.</text:span><text:span text:style-name="T6">-Samuel</text:span></text:p>
      <text:p text:style-name="P13"><text:span text:style-name="T2">Ouvrir/fermer l'autorisation la saisie des commandes pour une nouvelle vente.</text:span><text:span text:style-name="T6">-Samuel</text:span></text:p>
      <text:p text:style-name="P13"><text:span text:style-name="T2">Ajouter une nouvelle catégorie de produits.</text:span><text:span text:style-name="T6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style:style style:name="Bullet_20_Symbols_20__28_user_29_" style:display-name="Bullet Symbols (user)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10000000B0000000BD7CFD937F39C94D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10000000B0000000B3122107DD506711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  <style:text-properties fo:color="#ffffff" fo:font-size="16pt" fo:font-weight="bold" style:font-size-asian="16pt" style:font-weight-asian="bold" style:font-name-complex="Arial1" style:font-size-complex="16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SIO<text:tab/>Conception et adaptation de solutions applicatives<text:tab/>SLAM 5</text:p>
        <text:p text:style-name="Header"/>
      </style:header>
      <style:footer>
        <text:p text:style-name="MP2"><text:span text:style-name="MT1">BTS SIO – SLAM5<text:tab/><text:tab/>Bio Relai<text:tab/>Page 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11</meta:editing-cycles>
    <meta:print-date>2017-09-05T10:11:00</meta:print-date>
    <meta:creation-date>2017-11-09T09:51:00</meta:creation-date>
    <dc:date>2018-01-07T14:00:09.977000000</dc:date>
    <meta:editing-duration>PT8H41M25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8" meta:word-count="580" meta:character-count="3682" meta:non-whitespace-character-count="31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